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7.999cm" table:align="center"/>
    </style:style>
    <style:style style:name="Tabella1.A" style:family="table-column">
      <style:table-column-properties style:column-width="3.999cm"/>
    </style:style>
    <style:style style:name="Tabella1.B" style:family="table-column">
      <style:table-column-properties style:column-width="4.001cm"/>
    </style:style>
    <style:style style:name="Tabella1.A1" style:family="table-cell">
      <style:table-cell-properties style:vertical-align="middle" fo:padding="0.097cm" fo:border-left="none" fo:border-right="none" fo:border-top="0.5pt solid #000000" fo:border-bottom="0.5pt solid #000000"/>
    </style:style>
    <style:style style:name="Tabella1.A2" style:family="table-cell">
      <style:table-cell-properties style:vertical-align="middle" fo:padding="0.097cm" fo:border-left="none" fo:border-right="none" fo:border-top="none" fo:border-bottom="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B" style:family="table-column">
      <style:table-column-properties style:column-width="6.375cm" style:rel-column-width="24576*"/>
    </style:style>
    <style:style style:name="Tabella2.C" style:family="table-column">
      <style:table-column-properties style:column-width="6.375cm" style:rel-column-width="24575*"/>
    </style:style>
    <style:style style:name="Tabella2.A1" style:family="table-cell">
      <style:table-cell-properties style:vertical-align="middle" fo:padding="0.097cm" fo:border-left="0.05pt solid #000000" fo:border-right="none" fo:border-top="0.05pt solid #000000" fo:border-bottom="0.05pt solid #000000"/>
    </style:style>
    <style:style style:name="Tabella2.C1" style:family="table-cell">
      <style:table-cell-properties style:vertical-align="middle" fo:padding="0.097cm" fo:border="0.05pt solid #000000"/>
    </style:style>
    <style:style style:name="Tabella2.A2" style:family="table-cell">
      <style:table-cell-properties style:vertical-align="middle" fo:padding="0.097cm" fo:border-left="0.05pt solid #000000" fo:border-right="none" fo:border-top="none" fo:border-bottom="0.05pt solid #000000"/>
    </style:style>
    <style:style style:name="Tabella2.C2" style:family="table-cell">
      <style:table-cell-properties style:vertical-align="middle"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5.667cm" style:rel-column-width="21845*"/>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5.667cm" style:rel-column-width="21845*"/>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5.667cm" style:rel-column-width="21845*"/>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5.667cm" style:rel-column-width="21845*"/>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style>
    <style:style style:name="Tabella10.A" style:family="table-column">
      <style:table-column-properties style:column-width="5.667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5.667cm" style:rel-column-width="21845*"/>
    </style:style>
    <style:style style:name="Tabella11.A1" style:family="table-cell">
      <style:table-cell-properties fo:padding="0.097cm" fo:border-left="0.05pt solid #000000" fo:border-right="none" fo:border-top="0.05pt solid #000000" fo:border-bottom="0.05pt solid #000000"/>
    </style:style>
    <style:style style:name="Tabella11.C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C2" style:family="table-cell">
      <style:table-cell-properties fo:padding="0.097cm" fo:border-left="0.05pt solid #000000" fo:border-right="0.05pt solid #000000" fo:border-top="none" fo:border-bottom="0.05pt solid #000000"/>
    </style:style>
    <style:style style:name="P1" style:family="paragraph" style:parent-style-name="Table_20_Contents">
      <loext:graphic-properties draw:fill="none"/>
      <style:paragraph-properties fo:margin-left="0cm" fo:margin-right="0cm" fo:margin-top="0.101cm" fo:margin-bottom="0.101cm" style:contextual-spacing="false" fo:text-align="center" style:justify-single-word="false" fo:orphans="0" fo:widows="0" fo:text-indent="0cm" style:auto-text-indent="false" fo:background-color="transparent" text:number-lines="false" text:line-number="0"/>
    </style:style>
    <style:style style:name="P2" style:family="paragraph" style:parent-style-name="Preformatted_20_Text">
      <style:text-properties officeooo:paragraph-rsid="0024f2fb"/>
    </style:style>
    <style:style style:name="P3" style:family="paragraph" style:parent-style-name="Preformatted_20_Text">
      <style:text-properties officeooo:paragraph-rsid="002527d3"/>
    </style:style>
    <style:style style:name="P4" style:family="paragraph" style:parent-style-name="Text_20_body">
      <style:text-properties officeooo:paragraph-rsid="001f4cbf"/>
    </style:style>
    <style:style style:name="P5" style:family="paragraph" style:parent-style-name="Text_20_body">
      <style:text-properties officeooo:paragraph-rsid="0022588d"/>
    </style:style>
    <style:style style:name="P6" style:family="paragraph" style:parent-style-name="Text_20_body">
      <style:text-properties fo:font-size="12pt" officeooo:paragraph-rsid="0022588d"/>
    </style:style>
    <style:style style:name="P7" style:family="paragraph" style:parent-style-name="Text_20_body">
      <style:text-properties officeooo:paragraph-rsid="0023ca2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Footer">
      <style:paragraph-properties fo:text-align="center" style:justify-single-word="false"/>
    </style:style>
    <style:style style:name="P11" style:family="paragraph" style:parent-style-name="Heading_20_1">
      <style:text-properties officeooo:rsid="0028e049" officeooo:paragraph-rsid="0028e049"/>
    </style:style>
    <style:style style:name="P12" style:family="paragraph" style:parent-style-name="Heading_20_1">
      <style:paragraph-properties fo:break-before="page"/>
    </style:style>
    <style:style style:name="P13" style:family="paragraph" style:parent-style-name="Heading_20_2">
      <style:text-properties officeooo:rsid="0028f20d" officeooo:paragraph-rsid="0028f20d"/>
    </style:style>
    <style:style style:name="P14" style:family="paragraph" style:parent-style-name="Table_20_Contents">
      <style:text-properties officeooo:rsid="0028e049" officeooo:paragraph-rsid="0028e049"/>
    </style:style>
    <style:style style:name="P15" style:family="paragraph" style:parent-style-name="Table_20_Contents">
      <style:text-properties officeooo:rsid="0028e049" officeooo:paragraph-rsid="0028f20d"/>
    </style:style>
    <style:style style:name="P16" style:family="paragraph" style:parent-style-name="Table_20_Contents">
      <style:text-properties officeooo:rsid="0028f20d" officeooo:paragraph-rsid="0028f20d"/>
    </style:style>
    <style:style style:name="P17" style:family="paragraph" style:parent-style-name="Table_20_Contents">
      <style:text-properties officeooo:rsid="002aba30" officeooo:paragraph-rsid="002aba30"/>
    </style:style>
    <style:style style:name="P18" style:family="paragraph" style:parent-style-name="Table_20_Contents">
      <style:text-properties officeooo:rsid="002aba30" officeooo:paragraph-rsid="002dbe77"/>
    </style:style>
    <style:style style:name="P19" style:family="paragraph" style:parent-style-name="Table_20_Contents">
      <style:text-properties officeooo:paragraph-rsid="0028e049"/>
    </style:style>
    <style:style style:name="P20" style:family="paragraph" style:parent-style-name="Table_20_Contents">
      <style:text-properties officeooo:rsid="002dbe77" officeooo:paragraph-rsid="002dbe77"/>
    </style:style>
    <style:style style:name="P21" style:family="paragraph" style:parent-style-name="Text_20_body" style:list-style-name="L1">
      <style:text-properties officeooo:paragraph-rsid="001f4cbf"/>
    </style:style>
    <style:style style:name="P22" style:family="paragraph" style:parent-style-name="Text_20_body" style:list-style-name="L2"/>
    <style:style style:name="P23" style:family="paragraph" style:parent-style-name="Text_20_body" style:list-style-name="L2">
      <style:text-properties fo:background-color="transparent"/>
    </style:style>
    <style:style style:name="P24" style:family="paragraph" style:parent-style-name="Text_20_body" style:list-style-name="L3">
      <style:text-properties officeooo:paragraph-rsid="001d8ff0"/>
    </style:style>
    <style:style style:name="P25" style:family="paragraph" style:parent-style-name="Text_20_body" style:list-style-name="L3">
      <style:text-properties fo:font-weight="normal" officeooo:rsid="001f4cbf" officeooo:paragraph-rsid="001d8ff0" fo:background-color="transparent" style:font-weight-asian="normal" style:font-weight-complex="normal"/>
    </style:style>
    <style:style style:name="P26" style:family="paragraph" style:parent-style-name="Text_20_body" style:list-style-name="L4"/>
    <style:style style:name="P27" style:family="paragraph" style:parent-style-name="Text_20_body">
      <style:text-properties officeooo:rsid="0028e049" officeooo:paragraph-rsid="0028e049"/>
    </style:style>
    <style:style style:name="P28" style:family="paragraph" style:parent-style-name="Text_20_body">
      <style:text-properties officeooo:rsid="0028f20d" officeooo:paragraph-rsid="0028f20d"/>
    </style:style>
    <style:style style:name="P29" style:family="paragraph" style:parent-style-name="Text_20_body">
      <style:text-properties officeooo:paragraph-rsid="0028f20d"/>
    </style:style>
    <style:style style:name="T1" style:family="text">
      <style:text-properties officeooo:rsid="001baf57"/>
    </style:style>
    <style:style style:name="T2" style:family="text">
      <style:text-properties fo:font-weight="bold" style:font-weight-asian="bold" style:font-weight-complex="bold"/>
    </style:style>
    <style:style style:name="T3" style:family="text">
      <style:text-properties fo:font-weight="bold" officeooo:rsid="001baf57" style:font-weight-asian="bold" style:font-weight-complex="bold"/>
    </style:style>
    <style:style style:name="T4" style:family="text">
      <style:text-properties fo:font-weight="bold" officeooo:rsid="001d8ff0" style:font-weight-asian="bold" style:font-weight-complex="bold"/>
    </style:style>
    <style:style style:name="T5" style:family="text">
      <style:text-properties fo:font-weight="bold" officeooo:rsid="001f4cbf" style:font-weight-asian="bold" style:font-weight-complex="bold"/>
    </style:style>
    <style:style style:name="T6" style:family="text">
      <style:text-properties fo:font-weight="bold" officeooo:rsid="0023ca2e" style:font-weight-asian="bold" style:font-weight-complex="bold"/>
    </style:style>
    <style:style style:name="T7" style:family="text">
      <style:text-properties fo:font-weight="bold" officeooo:rsid="0024f2fb" style:font-weight-asian="bold" style:font-weight-complex="bold"/>
    </style:style>
    <style:style style:name="T8" style:family="text">
      <style:text-properties fo:font-weight="bold" officeooo:rsid="002e4c20" style:font-weight-asian="bold" style:font-weight-complex="bold"/>
    </style:style>
    <style:style style:name="T9" style:family="text">
      <style:text-properties fo:font-weight="normal" officeooo:rsid="001baf57" style:font-weight-asian="normal" style:font-weight-complex="normal"/>
    </style:style>
    <style:style style:name="T10" style:family="text">
      <style:text-properties fo:font-weight="normal" officeooo:rsid="001d8ff0" style:font-weight-asian="normal" style:font-weight-complex="normal"/>
    </style:style>
    <style:style style:name="T11" style:family="text">
      <style:text-properties fo:font-weight="normal" officeooo:rsid="001f4cbf" style:font-weight-asian="normal" style:font-weight-complex="normal"/>
    </style:style>
    <style:style style:name="T12" style:family="text">
      <style:text-properties fo:font-weight="normal" officeooo:rsid="001f4cbf" fo:background-color="transparent" loext:char-shading-value="0" style:font-weight-asian="normal" style:font-weight-complex="normal"/>
    </style:style>
    <style:style style:name="T13" style:family="text">
      <style:text-properties officeooo:rsid="001f4cbf"/>
    </style:style>
    <style:style style:name="T14" style:family="text">
      <style:text-properties fo:font-style="normal" style:font-style-asian="normal" style:font-style-complex="normal"/>
    </style:style>
    <style:style style:name="T15" style:family="text">
      <style:text-properties fo:background-color="transparent" loext:char-shading-value="0"/>
    </style:style>
    <style:style style:name="T16" style:family="text">
      <style:text-properties officeooo:rsid="001f8ff4"/>
    </style:style>
    <style:style style:name="T17" style:family="text">
      <style:text-properties officeooo:rsid="002150f7"/>
    </style:style>
    <style:style style:name="T18" style:family="text">
      <style:text-properties officeooo:rsid="0022588d"/>
    </style:style>
    <style:style style:name="T19" style:family="text">
      <style:text-properties officeooo:rsid="0023ca2e"/>
    </style:style>
    <style:style style:name="T20" style:family="text">
      <style:text-properties officeooo:rsid="0024f2fb"/>
    </style:style>
    <style:style style:name="T21" style:family="text">
      <style:text-properties officeooo:rsid="0028e049"/>
    </style:style>
    <style:style style:name="T22" style:family="text">
      <style:text-properties officeooo:rsid="0028f20d"/>
    </style:style>
    <style:style style:name="T23" style:family="text">
      <style:text-properties style:font-name="DejaVu Sans Mono" officeooo:rsid="002aba30"/>
    </style:style>
    <style:style style:name="T24" style:family="text">
      <style:text-properties style:font-name="DejaVu Sans Mono" officeooo:rsid="002e4c20"/>
    </style:style>
    <style:style style:name="T25" style:family="text">
      <style:text-properties fo:font-style="italic" style:font-style-asian="italic" style:font-style-complex="italic"/>
    </style:style>
    <style:style style:name="T26" style:family="text">
      <style:text-properties fo:font-style="italic" officeooo:rsid="0028f20d" style:font-style-asian="italic" style:font-style-complex="italic"/>
    </style:style>
    <style:style style:name="T27" style:family="text">
      <style:text-properties officeooo:rsid="002aba30"/>
    </style:style>
    <style:style style:name="T28" style:family="text">
      <style:text-properties officeooo:rsid="002dbe77"/>
    </style:style>
    <style:style style:name="T29" style:family="text">
      <style:text-properties officeooo:rsid="002e4c2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41">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itle>Documentazione</text:title></text:p>
      <text:p text:style-name="Subtitle">Progetto sito Alpi Apuane</text:p>
      <table:table table:name="Tabella1" table:style-name="Tabella1">
        <table:table-column table:style-name="Tabella1.A"/>
        <table:table-column table:style-name="Tabella1.B"/>
        <table:table-row table:style-name="TableLine94840353852960">
          <table:table-cell table:style-name="Tabella1.A1" office:value-type="string">
            <text:p text:style-name="P1">Revisione</text:p>
          </table:table-cell>
          <table:table-cell table:style-name="Tabella1.A1" office:value-type="string">
            <text:p text:style-name="P1"><text:editing-cycles>13</text:editing-cycles></text:p>
          </table:table-cell>
        </table:table-row>
        <table:table-row table:style-name="TableLine94840354177712">
          <table:table-cell table:style-name="Tabella1.A2" office:value-type="string">
            <text:p text:style-name="P1">Data</text:p>
          </table:table-cell>
          <table:table-cell table:style-name="Tabella1.A2" office:value-type="string">
            <text:p text:style-name="P1"><text:modification-date style:data-style-name="N76">3 giugno 2021</text:modification-date></text:p>
          </table:table-cell>
        </table:table-row>
        <table:table-row table:style-name="TableLine94840354231296">
          <table:table-cell table:style-name="Tabella1.A2" office:value-type="string">
            <text:p text:style-name="P1">Ora</text:p>
          </table:table-cell>
          <table:table-cell table:style-name="Tabella1.A2" office:value-type="string">
            <text:p text:style-name="P1"><text:modification-time style:data-style-name="N41">14:58:30</text:modification-time></text:p>
          </table:table-cell>
        </table:table-row>
      </table:table>
      <text:h text:style-name="P11" text:outline-level="1"><text:bookmark-start text:name="__RefHeading___Toc470_3456316926"/>Indice<text:bookmark-end text:name="__RefHeading___Toc470_3456316926"/></text:h>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8"><text:a xlink:type="simple" xlink:href="#__RefHeading___Toc470_3456316926" text:style-name="Index_20_Link" text:visited-style-name="Index_20_Link">Indice<text:tab/>1</text:a></text:p>
          <text:p text:style-name="P8"><text:a xlink:type="simple" xlink:href="#__RefHeading___Toc472_3456316926" text:style-name="Index_20_Link" text:visited-style-name="Index_20_Link">Struttura delle cartelle<text:tab/>2</text:a></text:p>
          <text:p text:style-name="P9"><text:a xlink:type="simple" xlink:href="#__RefHeading___Toc474_3456316926" text:style-name="Index_20_Link" text:visited-style-name="Index_20_Link">Nomenclatura<text:tab/>2</text:a></text:p>
          <text:p text:style-name="P9"><text:a xlink:type="simple" xlink:href="#__RefHeading___Toc476_3456316926" text:style-name="Index_20_Link" text:visited-style-name="Index_20_Link">Cartella principale<text:tab/>2</text:a></text:p>
          <text:p text:style-name="P9"><text:a xlink:type="simple" xlink:href="#__RefHeading___Toc478_3456316926" text:style-name="Index_20_Link" text:visited-style-name="Index_20_Link">Sottocartelle<text:tab/>2</text:a></text:p>
          <text:p text:style-name="P8"><text:a xlink:type="simple" xlink:href="#__RefHeading___Toc480_3456316926" text:style-name="Index_20_Link" text:visited-style-name="Index_20_Link">Formattazione del codice<text:tab/>2</text:a></text:p>
          <text:p text:style-name="P8"><text:a xlink:type="simple" xlink:href="#__RefHeading___Toc482_3456316926" text:style-name="Index_20_Link" text:visited-style-name="Index_20_Link">API pubbliche<text:tab/>3</text:a></text:p>
          <text:p text:style-name="P9"><text:a xlink:type="simple" xlink:href="#__RefHeading___Toc484_3456316926" text:style-name="Index_20_Link" text:visited-style-name="Index_20_Link">Nessun endpoint<text:tab/>3</text:a></text:p>
          <text:p text:style-name="P9"><text:a xlink:type="simple" xlink:href="#__RefHeading___Toc486_3456316926" text:style-name="Index_20_Link" text:visited-style-name="Index_20_Link">Endpoint places<text:tab/>3</text:a></text:p>
          <text:p text:style-name="P9"><text:a xlink:type="simple" xlink:href="#__RefHeading___Toc488_3456316926" text:style-name="Index_20_Link" text:visited-style-name="Index_20_Link">Endpoint place<text:tab/>3</text:a></text:p>
          <text:p text:style-name="P9"><text:a xlink:type="simple" xlink:href="#__RefHeading___Toc490_3456316926" text:style-name="Index_20_Link" text:visited-style-name="Index_20_Link">Immagini dei luoghi<text:tab/>4</text:a></text:p>
          <text:p text:style-name="P8"><text:a xlink:type="simple" xlink:href="#__RefHeading___Toc492_3456316926" text:style-name="Index_20_Link" text:visited-style-name="Index_20_Link">Database<text:tab/>4</text:a></text:p>
          <text:p text:style-name="P9"><text:a xlink:type="simple" xlink:href="#__RefHeading___Toc546_3456316926" text:style-name="Index_20_Link" text:visited-style-name="Index_20_Link">Tabella answers<text:tab/>5</text:a></text:p>
          <text:p text:style-name="P9"><text:a xlink:type="simple" xlink:href="#__RefHeading___Toc548_3456316926" text:style-name="Index_20_Link" text:visited-style-name="Index_20_Link">Tabella attributes<text:tab/>5</text:a></text:p>
          <text:p text:style-name="P9"><text:a xlink:type="simple" xlink:href="#__RefHeading___Toc550_3456316926" text:style-name="Index_20_Link" text:visited-style-name="Index_20_Link">Tabella attrtypes<text:tab/>5</text:a></text:p>
          <text:p text:style-name="P9"><text:a xlink:type="simple" xlink:href="#__RefHeading___Toc552_3456316926" text:style-name="Index_20_Link" text:visited-style-name="Index_20_Link">Tabella boards<text:tab/>5</text:a></text:p>
          <text:p text:style-name="P9"><text:a xlink:type="simple" xlink:href="#__RefHeading___Toc554_3456316926" text:style-name="Index_20_Link" text:visited-style-name="Index_20_Link">Tabella places<text:tab/>6</text:a></text:p>
          <text:p text:style-name="P9"><text:a xlink:type="simple" xlink:href="#__RefHeading___Toc556_3456316926" text:style-name="Index_20_Link" text:visited-style-name="Index_20_Link">Tabella places_places<text:tab/>6</text:a></text:p>
          <text:p text:style-name="P9"><text:a xlink:type="simple" xlink:href="#__RefHeading___Toc558_3456316926" text:style-name="Index_20_Link" text:visited-style-name="Index_20_Link">Tabella places_tags<text:tab/>6</text:a></text:p>
          <text:p text:style-name="P9"><text:a xlink:type="simple" xlink:href="#__RefHeading___Toc560_3456316926" text:style-name="Index_20_Link" text:visited-style-name="Index_20_Link">Tabella tags<text:tab/>6</text:a></text:p>
          <text:p text:style-name="P9"><text:a xlink:type="simple" xlink:href="#__RefHeading___Toc562_3456316926" text:style-name="Index_20_Link" text:visited-style-name="Index_20_Link">Tabella users<text:tab/>6</text:a></text:p>
        </text:index-body>
      </text:table-of-content>
      <text:p text:style-name="Standard"/>
      <text:h text:style-name="P12" text:outline-level="1"><text:bookmark-start text:name="__RefHeading___Toc472_3456316926"/>Struttura delle cartelle<text:bookmark-end text:name="__RefHeading___Toc472_3456316926"/></text:h>
      <text:h text:style-name="Heading_20_2" text:outline-level="2"><text:bookmark-start text:name="__RefHeading___Toc474_3456316926"/>Nomenclatura<text:bookmark-end text:name="__RefHeading___Toc474_3456316926"/></text:h>
      <text:p text:style-name="P4">Tutti i <text:span text:style-name="T15">nomi dei file</text:span> e delle cartelle devono essere <text:span text:style-name="T15">minuscoli, senza spazi né simboli</text:span> ad eccezione di</text:p>
      <text:list xml:id="list2875559382" text:style-name="L1">
        <text:list-item>
          <text:p text:style-name="P21">“_” (<text:span text:style-name="T14">tratto basso</text:span>), per separare diverse parole nei nomi lunghi</text:p>
        </text:list-item>
        <text:list-item>
          <text:p text:style-name="P21">“.” (punto), per separare l’estensione e la tipologia di file</text:p>
        </text:list-item>
      </text:list>
      <text:p text:style-name="P4">Fanno eccezione i file di libre<text:span text:style-name="T16">rie che devono essere usati (possibilmente) così come sono.</text:span></text:p>
      <text:p text:style-name="P4">I file che cont<text:span text:style-name="T17">engono classi PHP devono avere come estensione “.class.php”.</text:span></text:p>
      <text:h text:style-name="Heading_20_2" text:outline-level="2"><text:bookmark-start text:name="__RefHeading___Toc476_3456316926"/>Cartella princi<text:span text:style-name="T13">pale</text:span><text:bookmark-end text:name="__RefHeading___Toc476_3456316926"/></text:h>
      <text:p text:style-name="Text_20_body">Nella cartella principale sono presenti:</text:p>
      <text:list xml:id="list1628976088" text:style-name="L2">
        <text:list-item>
          <text:p text:style-name="P23">obbligatoriamente un file denominato <text:span text:style-name="T2">index.php</text:span></text:p>
        </text:list-item>
        <text:list-item>
          <text:p text:style-name="P22">i file che corr<text:span text:style-name="T1">ispondono ad una pagina</text:span></text:p>
        </text:list-item>
        <text:list-item>
          <text:p text:style-name="P22">gli script che gestiscono richieste di risorse (<text:span text:style-name="T2">img.php</text:span>, <text:span text:style-name="T2">rest.php</text:span>)</text:p>
        </text:list-item>
        <text:list-item>
          <text:p text:style-name="P22">l’icona del sito (<text:span text:style-name="T2">favicon.png</text:span>)</text:p>
        </text:list-item>
      </text:list>
      <text:h text:style-name="Heading_20_2" text:outline-level="2"><text:bookmark-start text:name="__RefHeading___Toc478_3456316926"/>Sottocartelle<text:bookmark-end text:name="__RefHeading___Toc478_3456316926"/></text:h>
      <text:p text:style-name="Text_20_body">Le sottocartelle sono gestite come segue:</text:p>
      <text:list xml:id="list780460664" text:style-name="L3">
        <text:list-item>
          <text:p text:style-name="P24"><text:span text:style-name="T3">ajax</text:span><text:span text:style-name="T1"> contiene i file con gli script che gestiscono le richieste asincrone lato server</text:span></text:p>
        </text:list-item>
        <text:list-item>
          <text:p text:style-name="P24"><text:span text:style-name="T3">css</text:span><text:span text:style-name="T9">, </text:span><text:span text:style-name="T3">js</text:span><text:span text:style-name="T9"> e </text:span><text:span text:style-name="T3">font</text:span><text:span text:style-name="T9"> contengono i fogli di stile e gli script e i font speci</text:span><text:span text:style-name="T10">fici per il sito tranne quelli relativi ad una libreria</text:span></text:p>
          <text:list>
            <text:list-item>
              <text:p text:style-name="P24"><text:span text:style-name="T10">il foglio di stile principa</text:span><text:span text:style-name="T11">le è </text:span><text:span text:style-name="T5">style.css</text:span><text:span text:style-name="T11"> e </text:span><text:span text:style-name="T12">deve essere incluso in tutte le pagine</text:span></text:p>
            </text:list-item>
            <text:list-item>
              <text:p text:style-name="P25">gli altri fogli di stile e i file javascript devono avere un nome che ne identifica la pagina o l’ambito in cui è utilizzato</text:p>
            </text:list-item>
          </text:list>
        </text:list-item>
        <text:list-item>
          <text:p text:style-name="P24"><text:span text:style-name="T9">in</text:span><text:span text:style-name="T10"> </text:span><text:span text:style-name="T4">docs</text:span><text:span text:style-name="T10"> sono presenti i file relativi alla documentazione</text:span></text:p>
        </text:list-item>
        <text:list-item>
          <text:p text:style-name="P24"><text:span text:style-name="T4">imgs </text:span><text:span text:style-name="T10">e</text:span><text:span text:style-name="T4"> video </text:span><text:span text:style-name="T10">contengono i contenuti multimediali tranne quelli relativi ai contenuti che sono nel database</text:span></text:p>
        </text:list-item>
        <text:list-item>
          <text:p text:style-name="P24"><text:span text:style-name="T4">lib </text:span><text:span text:style-name="T10">contiene</text:span><text:span text:style-name="T4"> </text:span><text:span text:style-name="T10">i file relativi alle librerie usate suddivisi per linguaggio (js, php, …)</text:span></text:p>
        </text:list-item>
        <text:list-item>
          <text:p text:style-name="P24"><text:span text:style-name="T4">oop </text:span><text:span text:style-name="T10">contiene la definizione delle classi usate per l’interfacciamento con il database</text:span></text:p>
        </text:list-item>
        <text:list-item>
          <text:p text:style-name="P24"><text:span text:style-name="T4">php</text:span><text:span text:style-name="T10"> contiene script aggiuntivi utili alla visuallizzazione delle pagine</text:span></text:p>
        </text:list-item>
      </text:list>
      <text:h text:style-name="Heading_20_1" text:outline-level="1"><text:bookmark-start text:name="__RefHeading___Toc480_3456316926"/>Formattazione del codice<text:bookmark-end text:name="__RefHeading___Toc480_3456316926"/></text:h>
      <text:p text:style-name="Text_20_body">I file php devono seguire le regole di formattazione PSR-12 (<text:a xlink:type="simple" xlink:href="https://www.php-fig.org/psr/psr-12/" text:style-name="Internet_20_link" text:visited-style-name="Visited_20_Internet_20_Link">PHP standards recommendations</text:a>).</text:p>
      <text:h text:style-name="Heading_20_1" text:outline-level="1"><text:bookmark-start text:name="__RefHeading___Toc482_3456316926"/><text:soft-page-break/>API pubbliche<text:bookmark-end text:name="__RefHeading___Toc482_3456316926"/></text:h>
      <text:p text:style-name="P5">Le request devono essere indirizzate all’URL <text:span text:style-name="T2">/rest.php</text:span>.</text:p>
      <text:p text:style-name="P5">La risposta di qualunque richiest<text:span text:style-name="T18">a è in formato JSON con la seguente struttura:</text:span></text:p>
      <text:p text:style-name="Preformatted_20_Text">{</text:p>
      <text:p text:style-name="Preformatted_20_Text"><text:tab/>“error”: true | false,</text:p>
      <text:p text:style-name="Preformatted_20_Text"><text:tab/>“message”: “”,</text:p>
      <text:p text:style-name="Preformatted_20_Text"><text:tab/>...rest</text:p>
      <text:p text:style-name="Preformatted_20_Text">}</text:p>
      <text:p text:style-name="P6">In caso di errore <text:span text:style-name="T2">“error”</text:span> ha valore <text:span text:style-name="T2">true</text:span>, altrimenti <text:span text:style-name="T2">false</text:span>.</text:p>
      <text:p text:style-name="P6">In caso di errore <text:span text:style-name="T2">“message”</text:span> contiene informazioni relative al tipo di errore, altrimenti è una stringa vuota.</text:p>
      <text:p text:style-name="P6">Il resto dei valori dipende dal tipo di richiesta.</text:p>
      <text:h text:style-name="Heading_20_2" text:outline-level="2"><text:bookmark-start text:name="__RefHeading___Toc484_3456316926"/>Nessun endpoint<text:bookmark-end text:name="__RefHeading___Toc484_3456316926"/></text:h>
      <text:p text:style-name="Text_20_body">Restituisce un elenco di endpoint intterrogabili.</text:p>
      <text:p text:style-name="P7">Esempio: <text:span text:style-name="T2">/rest.php</text:span></text:p>
      <text:p text:style-name="Preformatted_20_Text">“endpoints”: [</text:p>
      <text:p text:style-name="Preformatted_20_Text"><text:tab/>{“endpoint”: “places”},</text:p>
      <text:p text:style-name="Preformatted_20_Text"><text:tab/>{“endpoint”: “place”, “params”: [“id”]}</text:p>
      <text:p text:style-name="Preformatted_20_Text">]</text:p>
      <text:h text:style-name="Heading_20_2" text:outline-level="2"><text:bookmark-start text:name="__RefHeading___Toc486_3456316926"/>Endpoint places<text:bookmark-end text:name="__RefHeading___Toc486_3456316926"/></text:h>
      <text:p text:style-name="Text_20_body">Restituisce un elenco di luoghi contenente:</text:p>
      <text:list xml:id="list1817649505" text:style-name="L4">
        <text:list-item>
          <text:p text:style-name="P26">un id univoco</text:p>
        </text:list-item>
        <text:list-item>
          <text:p text:style-name="P26">un nome identificativo</text:p>
        </text:list-item>
        <text:list-item>
          <text:p text:style-name="P26">la data dell’ultimo aggiornamento</text:p>
        </text:list-item>
        <text:list-item>
          <text:p text:style-name="P26">un URL per ottenere infor<text:span text:style-name="T19">mazioni specifiche per il dato luogo</text:span></text:p>
        </text:list-item>
      </text:list>
      <text:p text:style-name="Text_20_body">Esempio: <text:span text:style-name="T2">/rest.php?endpoint=places</text:span></text:p>
      <text:p text:style-name="Preformatted_20_Text">“places”: [</text:p>
      <text:p text:style-name="Preformatted_20_Text"><text:tab/>{</text:p>
      <text:p text:style-name="Preformatted_20_Text"><text:tab/><text:tab/>“id”: 1,</text:p>
      <text:p text:style-name="Preformatted_20_Text"><text:tab/><text:tab/>“name”: “Pisanino”,</text:p>
      <text:p text:style-name="Preformatted_20_Text"><text:tab/><text:tab/>“uDateTime”: “2021-03-16 20:52:23”,</text:p>
      <text:p text:style-name="Preformatted_20_Text"><text:tab/><text:tab/>“href”: “/rest.php?endpoint=place&amp;id=1”</text:p>
      <text:p text:style-name="Preformatted_20_Text"><text:tab/>}</text:p>
      <text:p text:style-name="Preformatted_20_Text">]</text:p>
      <text:h text:style-name="Heading_20_2" text:outline-level="2"><text:bookmark-start text:name="__RefHeading___Toc488_3456316926"/>Endpoint place<text:bookmark-end text:name="__RefHeading___Toc488_3456316926"/></text:h>
      <text:p text:style-name="Text_20_body">Resti<text:span text:style-name="T19">tuisce informazioni specifiche sul luogo identificato dal parametro </text:span><text:span text:style-name="T6">id</text:span><text:span text:style-name="T19">.</text:span></text:p>
      <text:p text:style-name="Text_20_body">Esempio: <text:span text:style-name="T2">/rest.php?endpoint=place&amp;id=1</text:span></text:p>
      <text:p text:style-name="Preformatted_20_Text">“place”: {</text:p>
      <text:p text:style-name="Preformatted_20_Text"><text:soft-page-break/><text:tab/>“id”: “1”,</text:p>
      <text:p text:style-name="Preformatted_20_Text"><text:tab/>“name”: “Pisanino”,</text:p>
      <text:p text:style-name="Preformatted_20_Text"><text:tab/>“title”: “Monte Pisanino”,</text:p>
      <text:p text:style-name="P3"><text:tab/>“article”: “La vetta del monte Pisanino Il Pisanino, insieme al Monte Prado situato in *Garfagnana* a nord-est del Pisanino, \u00e8 tra le montagne pi\u00f9 alte appartenenti interamente alla Toscana. La vetta si trova in provincia di Lucca nel comune di Minucciano.\r\nIl Pisanino \u00e8 la vetta pi\u00f9 alta delle Alpi Apuane.”,</text:p>
      <text:p text:style-name="P3"><text:tab/>“description”: “La vetta del monte Pisanino Il Pisanino, insieme al Monte Prado situato in *Garfagnana* a nord-est del Pisanino”,</text:p>
      <text:p text:style-name="Preformatted_20_Text"><text:tab/>“has_image”: “1”,</text:p>
      <text:p text:style-name="Preformatted_20_Text"><text:tab/>“uDateTime”: “2021-03-16 20:52:23”,</text:p>
      <text:p text:style-name="P2"><text:tab/>“src”: “/img.php?id=1”,</text:p>
      <text:p text:style-name="P2"><text:tab/>“attributes”: [</text:p>
      <text:p text:style-name="P2"><text:tab/><text:tab/>{</text:p>
      <text:p text:style-name="P2"><text:tab/><text:tab/><text:tab/>“id”: “1”,</text:p>
      <text:p text:style-name="P2"><text:tab/><text:tab/><text:tab/>“name”: “Altitudine”,</text:p>
      <text:p text:style-name="P2"><text:tab/><text:tab/><text:tab/>“keyname”: “altitudine”,</text:p>
      <text:p text:style-name="P2"><text:tab/><text:tab/><text:tab/>“value”: “1947”,</text:p>
      <text:p text:style-name="P2"><text:tab/><text:tab/><text:tab/>“after”: “m s.l.m.“</text:p>
      <text:p text:style-name="P2"><text:tab/><text:tab/>},</text:p>
      <text:p text:style-name="P2"><text:tab/><text:tab/>{</text:p>
      <text:p text:style-name="P2"><text:tab/><text:tab/><text:tab/>“id”:“2”,</text:p>
      <text:p text:style-name="P2"><text:tab/><text:tab/><text:tab/>“name”:“Latitudine”,</text:p>
      <text:p text:style-name="P2"><text:tab/><text:tab/><text:tab/>“keyname”:“latitudine”,</text:p>
      <text:p text:style-name="P2"><text:tab/><text:tab/><text:tab/>“value”:“44.1341990”,</text:p>
      <text:p text:style-name="P3"><text:tab/><text:tab/><text:tab/>“after”:“”</text:p>
      <text:p text:style-name="P3"><text:tab/><text:tab/>},</text:p>
      <text:p text:style-name="P2"><text:tab/><text:tab/>{</text:p>
      <text:p text:style-name="P2"><text:tab/><text:tab/><text:tab/>“id”: “3”,</text:p>
      <text:p text:style-name="P2"><text:tab/><text:tab/><text:tab/>“name”: “Longitudine”,</text:p>
      <text:p text:style-name="P2"><text:tab/><text:tab/><text:tab/>“keyname”: “longitudine”,</text:p>
      <text:p text:style-name="P2"><text:tab/><text:tab/><text:tab/>“value”: “10.2135740”,</text:p>
      <text:p text:style-name="P2"><text:tab/><text:tab/><text:tab/>“after”: “”</text:p>
      <text:p text:style-name="P2"><text:tab/><text:tab/>}</text:p>
      <text:p text:style-name="Preformatted_20_Text"><text:tab/>],</text:p>
      <text:p text:style-name="Preformatted_20_Text"><text:tab/>“tags”: [</text:p>
      <text:p text:style-name="P2"><text:tab/><text:tab/>{</text:p>
      <text:p text:style-name="P2"><text:tab/><text:tab/><text:tab/>“id”: “1”,</text:p>
      <text:p text:style-name="P2"><text:tab/><text:tab/><text:tab/>“name”: “Vetta”,</text:p>
      <text:p text:style-name="P2"><text:tab/><text:tab/><text:tab/>“color”: “#008800”,</text:p>
      <text:p text:style-name="P2"><text:tab/><text:tab/><text:tab/>“textColor”: “#eee”,</text:p>
      <text:p text:style-name="P2"><text:tab/><text:tab/><text:tab/>“main”: “1“</text:p>
      <text:p text:style-name="P2"><text:tab/><text:tab/>}</text:p>
      <text:p text:style-name="Preformatted_20_Text"><text:tab/>]</text:p>
      <text:p text:style-name="Preformatted_20_Text">}</text:p>
      <text:h text:style-name="Heading_20_2" text:outline-level="2"><text:bookmark-start text:name="__RefHeading___Toc490_3456316926"/>Immagini dei luoghi<text:bookmark-end text:name="__RefHeading___Toc490_3456316926"/></text:h>
      <text:p text:style-name="Text_20_body">Per ottenere le immagini dei luoghi è necessario interrogare lo script <text:span text:style-name="T2">/img.php</text:span>, usando come parame<text:span text:style-name="T20">tro l’</text:span><text:span text:style-name="T7">id</text:span><text:span text:style-name="T20"> del luogo desiderato.</text:span></text:p>
      <text:p text:style-name="Text_20_body">Esempio: <text:span text:style-name="T2">/img.php?id=1</text:span></text:p>
      <text:h text:style-name="P11" text:outline-level="1"><text:bookmark-start text:name="__RefHeading___Toc492_3456316926"/>Database<text:bookmark-end text:name="__RefHeading___Toc492_3456316926"/></text:h>
      <text:p text:style-name="P27">La configurazione del database si trova nel file <text:span text:style-name="T2">oop/database.ini</text:span>.</text:p>
      <text:p text:style-name="P28"><text:soft-page-break/>I nomi delle tabelle sono al plurale, scritti minuscoli in <text:span text:style-name="T25">snake_case</text:span>. Le tabelle che rappresentano relazioni sono la concatenazione (<text:span text:style-name="T25">snake_case</text:span>) dei nomi delle tabelle che legano.</text:p>
      <text:p text:style-name="P29"><text:span text:style-name="T22">I nomi delle colonne sono scritti in </text:span><text:span text:style-name="T26">camelCase</text:span><text:span text:style-name="T22">. </text:span><text:span text:style-name="T29">Le chiavi esterne sono composte da </text:span><text:span text:style-name="T24">id + table</text:span><text:span text:style-name="T29">, dove </text:span><text:span text:style-name="T8">table</text:span><text:span text:style-name="T29"> è la tabella di riferimento al singolare. In caso di ambiguità si usa </text:span><text:span text:style-name="T24">id + ref</text:span><text:span text:style-name="T29">, dove </text:span><text:span text:style-name="T8">ref</text:span><text:span text:style-name="T29"> è un riferimento semantico.</text:span></text:p>
      <text:p text:style-name="P27">Tutte le tabelle hanno le seguenti colonne</text:p>
      <table:table table:name="Tabella2" table:style-name="Tabella2">
        <table:table-column table:style-name="Tabella2.A"/>
        <table:table-column table:style-name="Tabella2.B"/>
        <table:table-column table:style-name="Tabella2.C"/>
        <table:table-row table:style-name="TableLine94840369085888">
          <table:table-cell table:style-name="Tabella2.A1" office:value-type="string">
            <text:p text:style-name="P14">id</text:p>
          </table:table-cell>
          <table:table-cell table:style-name="Tabella2.A1" office:value-type="string">
            <text:p text:style-name="P15"><text:span text:style-name="T27">int(11)</text:span>, Primary key, Autoincrement</text:p>
          </table:table-cell>
          <table:table-cell table:style-name="Tabella2.C1" office:value-type="string">
            <text:p text:style-name="P14">Chiave primaria</text:p>
          </table:table-cell>
        </table:table-row>
        <table:table-row table:style-name="TableLine94840369085888">
          <table:table-cell table:style-name="Tabella2.A2" office:value-type="string">
            <text:p text:style-name="P14">u<text:span text:style-name="T29">D</text:span>ateTime</text:p>
          </table:table-cell>
          <table:table-cell table:style-name="Tabella2.A2" office:value-type="string">
            <text:p text:style-name="P19"><text:span text:style-name="T27">datetime</text:span><text:span text:style-name="T21">, </text:span>current_timestamp(), ON UPDATE CURRENT_TIMESTAMP()</text:p>
          </table:table-cell>
          <table:table-cell table:style-name="Tabella2.C2" office:value-type="string">
            <text:p text:style-name="P14">Data e ora dell’ultima modifica</text:p>
          </table:table-cell>
        </table:table-row>
        <table:table-row table:style-name="TableLine94840369085888">
          <table:table-cell table:style-name="Tabella2.A2" office:value-type="string">
            <text:p text:style-name="P14">deleted</text:p>
          </table:table-cell>
          <table:table-cell table:style-name="Tabella2.A2" office:value-type="string">
            <text:p text:style-name="P17">tinyint(1)</text:p>
          </table:table-cell>
          <table:table-cell table:style-name="Tabella2.C2" office:value-type="string">
            <text:p text:style-name="P16">Campo booleano, se diverso da 0 il record è cancellato</text:p>
          </table:table-cell>
        </table:table-row>
      </table:table>
      <text:h text:style-name="P13" text:outline-level="2"><text:bookmark-start text:name="__RefHeading___Toc546_3456316926"/>Tabella answers<text:bookmark-end text:name="__RefHeading___Toc546_3456316926"/></text:h>
      <text:p text:style-name="P29"/>
      <table:table table:name="Tabella4" table:style-name="Tabella4">
        <table:table-column table:style-name="Tabella4.A" table:number-columns-repeated="3"/>
        <table:table-row table:style-name="TableLine94840393282960">
          <table:table-cell table:style-name="Tabella4.A1" office:value-type="string">
            <text:p text:style-name="P17">content</text:p>
          </table:table-cell>
          <table:table-cell table:style-name="Tabella4.A1" office:value-type="string">
            <text:p text:style-name="P17">varchar(1024)</text:p>
          </table:table-cell>
          <table:table-cell table:style-name="Tabella4.C1" office:value-type="string">
            <text:p text:style-name="Table_20_Contents"/>
          </table:table-cell>
        </table:table-row>
        <table:table-row table:style-name="TableLine94840393282960">
          <table:table-cell table:style-name="Tabella4.A2" office:value-type="string">
            <text:p text:style-name="P17">idUser</text:p>
          </table:table-cell>
          <table:table-cell table:style-name="Tabella4.A2" office:value-type="string">
            <text:p text:style-name="P17">int(11)</text:p>
          </table:table-cell>
          <table:table-cell table:style-name="Tabella4.C2" office:value-type="string">
            <text:p text:style-name="Table_20_Contents"/>
          </table:table-cell>
        </table:table-row>
        <table:table-row table:style-name="TableLine94840393282960">
          <table:table-cell table:style-name="Tabella4.A2" office:value-type="string">
            <text:p text:style-name="P17">idBoard</text:p>
          </table:table-cell>
          <table:table-cell table:style-name="Tabella4.A2" office:value-type="string">
            <text:p text:style-name="P17">int(11)</text:p>
          </table:table-cell>
          <table:table-cell table:style-name="Tabella4.C2" office:value-type="string">
            <text:p text:style-name="Table_20_Contents"/>
          </table:table-cell>
        </table:table-row>
        <table:table-row table:style-name="TableLine94840393282960">
          <table:table-cell table:style-name="Tabella4.A2" office:value-type="string">
            <text:p text:style-name="P17">idAnswer</text:p>
          </table:table-cell>
          <table:table-cell table:style-name="Tabella4.A2" office:value-type="string">
            <text:p text:style-name="P17">int(11)</text:p>
          </table:table-cell>
          <table:table-cell table:style-name="Tabella4.C2" office:value-type="string">
            <text:p text:style-name="P17">Non usato</text:p>
          </table:table-cell>
        </table:table-row>
      </table:table>
      <text:h text:style-name="Heading_20_2" text:outline-level="2"><text:bookmark-start text:name="__RefHeading___Toc548_3456316926"/>Tabella attributes<text:bookmark-end text:name="__RefHeading___Toc548_3456316926"/></text:h>
      <text:p text:style-name="Text_20_body"/>
      <table:table table:name="Tabella5" table:style-name="Tabella5">
        <table:table-column table:style-name="Tabella5.A" table:number-columns-repeated="3"/>
        <table:table-row table:style-name="TableLine94840460622096">
          <table:table-cell table:style-name="Tabella5.A1" office:value-type="string">
            <text:p text:style-name="P17">idPlace</text:p>
          </table:table-cell>
          <table:table-cell table:style-name="Tabella5.A1" office:value-type="string">
            <text:p text:style-name="P17">int(11)</text:p>
          </table:table-cell>
          <table:table-cell table:style-name="Tabella5.C1" office:value-type="string">
            <text:p text:style-name="Table_20_Contents"/>
          </table:table-cell>
        </table:table-row>
        <table:table-row table:style-name="TableLine94840460622096">
          <table:table-cell table:style-name="Tabella5.A2" office:value-type="string">
            <text:p text:style-name="P17">idAttrtype</text:p>
          </table:table-cell>
          <table:table-cell table:style-name="Tabella5.A2" office:value-type="string">
            <text:p text:style-name="P17">int(11)</text:p>
          </table:table-cell>
          <table:table-cell table:style-name="Tabella5.C2" office:value-type="string">
            <text:p text:style-name="Table_20_Contents"/>
          </table:table-cell>
        </table:table-row>
        <table:table-row table:style-name="TableLine94840460622096">
          <table:table-cell table:style-name="Tabella5.A2" office:value-type="string">
            <text:p text:style-name="P17">value</text:p>
          </table:table-cell>
          <table:table-cell table:style-name="Tabella5.A2" office:value-type="string">
            <text:p text:style-name="P18">varchar(<text:span text:style-name="T28">64</text:span>)</text:p>
          </table:table-cell>
          <table:table-cell table:style-name="Tabella5.C2" office:value-type="string">
            <text:p text:style-name="Table_20_Contents"/>
          </table:table-cell>
        </table:table-row>
        <table:table-row table:style-name="TableLine94840460622096">
          <table:table-cell table:style-name="Tabella5.A2" office:value-type="string">
            <text:p text:style-name="P17">after</text:p>
          </table:table-cell>
          <table:table-cell table:style-name="Tabella5.A2" office:value-type="string">
            <text:p text:style-name="P18">varchar(<text:span text:style-name="T28">32</text:span>)</text:p>
          </table:table-cell>
          <table:table-cell table:style-name="Tabella5.C2" office:value-type="string">
            <text:p text:style-name="Table_20_Contents"/>
          </table:table-cell>
        </table:table-row>
      </table:table>
      <text:h text:style-name="Heading_20_2" text:outline-level="2"><text:bookmark-start text:name="__RefHeading___Toc550_3456316926"/>Tabella attrtypes<text:bookmark-end text:name="__RefHeading___Toc550_3456316926"/></text:h>
      <text:p text:style-name="Text_20_body"/>
      <table:table table:name="Tabella6" table:style-name="Tabella6">
        <table:table-column table:style-name="Tabella6.A" table:number-columns-repeated="3"/>
        <table:table-row table:style-name="TableLine94840368047280">
          <table:table-cell table:style-name="Tabella6.A1" office:value-type="string">
            <text:p text:style-name="P17">name</text:p>
          </table:table-cell>
          <table:table-cell table:style-name="Tabella6.A1" office:value-type="string">
            <text:p text:style-name="P18">varchar(<text:span text:style-name="T28">32</text:span>)</text:p>
          </table:table-cell>
          <table:table-cell table:style-name="Tabella6.C1" office:value-type="string">
            <text:p text:style-name="Table_20_Contents"/>
          </table:table-cell>
        </table:table-row>
        <table:table-row table:style-name="TableLine94840368047280">
          <table:table-cell table:style-name="Tabella6.A2" office:value-type="string">
            <text:p text:style-name="P17">keyname</text:p>
          </table:table-cell>
          <table:table-cell table:style-name="Tabella6.A2" office:value-type="string">
            <text:p text:style-name="P18">varchar(<text:span text:style-name="T28">32</text:span>)</text:p>
          </table:table-cell>
          <table:table-cell table:style-name="Tabella6.C2" office:value-type="string">
            <text:p text:style-name="Table_20_Contents"/>
          </table:table-cell>
        </table:table-row>
      </table:table>
      <text:h text:style-name="Heading_20_2" text:outline-level="2"><text:bookmark-start text:name="__RefHeading___Toc552_3456316926"/>Tabella boards<text:bookmark-end text:name="__RefHeading___Toc552_3456316926"/></text:h>
      <text:p text:style-name="Text_20_body"/>
      <table:table table:name="Tabella7" table:style-name="Tabella7">
        <table:table-column table:style-name="Tabella7.A" table:number-columns-repeated="3"/>
        <table:table-row table:style-name="TableLine94840419109888">
          <table:table-cell table:style-name="Tabella7.A1" office:value-type="string">
            <text:p text:style-name="P17">title</text:p>
          </table:table-cell>
          <table:table-cell table:style-name="Tabella7.A1" office:value-type="string">
            <text:p text:style-name="P17">varchar(64)</text:p>
          </table:table-cell>
          <table:table-cell table:style-name="Tabella7.C1" office:value-type="string">
            <text:p text:style-name="Table_20_Contents"/>
          </table:table-cell>
        </table:table-row>
        <table:table-row table:style-name="TableLine94840419109888">
          <table:table-cell table:style-name="Tabella7.A2" office:value-type="string">
            <text:p text:style-name="P17">content</text:p>
          </table:table-cell>
          <table:table-cell table:style-name="Tabella7.A2" office:value-type="string">
            <text:p text:style-name="P17">varchar(1024)</text:p>
          </table:table-cell>
          <table:table-cell table:style-name="Tabella7.C2" office:value-type="string">
            <text:p text:style-name="Table_20_Contents"/>
          </table:table-cell>
        </table:table-row>
        <table:table-row table:style-name="TableLine94840419109888">
          <table:table-cell table:style-name="Tabella7.A2" office:value-type="string">
            <text:p text:style-name="P17">idUser</text:p>
          </table:table-cell>
          <table:table-cell table:style-name="Tabella7.A2" office:value-type="string">
            <text:p text:style-name="P17">int(11)</text:p>
          </table:table-cell>
          <table:table-cell table:style-name="Tabella7.C2" office:value-type="string">
            <text:p text:style-name="Table_20_Contents"/>
          </table:table-cell>
        </table:table-row>
      </table:table>
      <text:h text:style-name="Heading_20_2" text:outline-level="2"><text:bookmark-start text:name="__RefHeading___Toc554_3456316926"/><text:soft-page-break/>Tabella places<text:bookmark-end text:name="__RefHeading___Toc554_3456316926"/></text:h>
      <text:p text:style-name="Text_20_body"/>
      <table:table table:name="Tabella3" table:style-name="Tabella3">
        <table:table-column table:style-name="Tabella3.A" table:number-columns-repeated="3"/>
        <table:table-row table:style-name="TableLine94840393346048">
          <table:table-cell table:style-name="Tabella3.A1" office:value-type="string">
            <text:p text:style-name="P16">name</text:p>
          </table:table-cell>
          <table:table-cell table:style-name="Tabella3.A1" office:value-type="string">
            <text:p text:style-name="P16">varchar(32)</text:p>
          </table:table-cell>
          <table:table-cell table:style-name="Tabella3.C1" office:value-type="string">
            <text:p text:style-name="Table_20_Contents"/>
          </table:table-cell>
        </table:table-row>
        <table:table-row table:style-name="TableLine94840393346048">
          <table:table-cell table:style-name="Tabella3.A2" office:value-type="string">
            <text:p text:style-name="P16">article</text:p>
          </table:table-cell>
          <table:table-cell table:style-name="Tabella3.A2" office:value-type="string">
            <text:p text:style-name="P16">varchar(2048)</text:p>
          </table:table-cell>
          <table:table-cell table:style-name="Tabella3.C2" office:value-type="string">
            <text:p text:style-name="Table_20_Contents"/>
          </table:table-cell>
        </table:table-row>
        <table:table-row table:style-name="TableLine94840393346048">
          <table:table-cell table:style-name="Tabella3.A2" office:value-type="string">
            <text:p text:style-name="P16">title</text:p>
          </table:table-cell>
          <table:table-cell table:style-name="Tabella3.A2" office:value-type="string">
            <text:p text:style-name="P16">varchar(32)</text:p>
          </table:table-cell>
          <table:table-cell table:style-name="Tabella3.C2" office:value-type="string">
            <text:p text:style-name="Table_20_Contents"/>
          </table:table-cell>
        </table:table-row>
        <table:table-row table:style-name="TableLine94840393346048">
          <table:table-cell table:style-name="Tabella3.A2" office:value-type="string">
            <text:p text:style-name="P16">description</text:p>
          </table:table-cell>
          <table:table-cell table:style-name="Tabella3.A2" office:value-type="string">
            <text:p text:style-name="P16">varchar(256)</text:p>
          </table:table-cell>
          <table:table-cell table:style-name="Tabella3.C2" office:value-type="string">
            <text:p text:style-name="Table_20_Contents"/>
          </table:table-cell>
        </table:table-row>
        <table:table-row table:style-name="TableLine94840393346048">
          <table:table-cell table:style-name="Tabella3.A2" office:value-type="string">
            <text:p text:style-name="P16">image</text:p>
          </table:table-cell>
          <table:table-cell table:style-name="Tabella3.A2" office:value-type="string">
            <text:p text:style-name="P16">mediumblob</text:p>
          </table:table-cell>
          <table:table-cell table:style-name="Tabella3.C2" office:value-type="string">
            <text:p text:style-name="Table_20_Contents"/>
          </table:table-cell>
        </table:table-row>
      </table:table>
      <text:h text:style-name="P13" text:outline-level="2"><text:bookmark-start text:name="__RefHeading___Toc556_3456316926"/>Tabella places_places<text:bookmark-end text:name="__RefHeading___Toc556_3456316926"/></text:h>
      <text:p text:style-name="P29"/>
      <table:table table:name="Tabella8" table:style-name="Tabella8">
        <table:table-column table:style-name="Tabella8.A" table:number-columns-repeated="3"/>
        <table:table-row table:style-name="TableLine94840431540224">
          <table:table-cell table:style-name="Tabella8.A1" office:value-type="string">
            <text:p text:style-name="P17">idFrom</text:p>
          </table:table-cell>
          <table:table-cell table:style-name="Tabella8.A1" office:value-type="string">
            <text:p text:style-name="P17">int(11)</text:p>
          </table:table-cell>
          <table:table-cell table:style-name="Tabella8.C1" office:value-type="string">
            <text:p text:style-name="Table_20_Contents"/>
          </table:table-cell>
        </table:table-row>
        <table:table-row table:style-name="TableLine94840431540224">
          <table:table-cell table:style-name="Tabella8.A2" office:value-type="string">
            <text:p text:style-name="P17">idTo</text:p>
          </table:table-cell>
          <table:table-cell table:style-name="Tabella8.A2" office:value-type="string">
            <text:p text:style-name="P17">int(11)</text:p>
          </table:table-cell>
          <table:table-cell table:style-name="Tabella8.C2" office:value-type="string">
            <text:p text:style-name="Table_20_Contents"/>
          </table:table-cell>
        </table:table-row>
        <table:table-row table:style-name="TableLine94840431540224">
          <table:table-cell table:style-name="Tabella8.A2" office:value-type="string">
            <text:p text:style-name="P17">bothDir</text:p>
          </table:table-cell>
          <table:table-cell table:style-name="Tabella8.A2" office:value-type="string">
            <text:p text:style-name="P17">tinyint(1)</text:p>
          </table:table-cell>
          <table:table-cell table:style-name="Tabella8.C2" office:value-type="string">
            <text:p text:style-name="P17">Non usato</text:p>
          </table:table-cell>
        </table:table-row>
      </table:table>
      <text:h text:style-name="Heading_20_2" text:outline-level="2"><text:bookmark-start text:name="__RefHeading___Toc558_3456316926"/>Tabella places_tags<text:bookmark-end text:name="__RefHeading___Toc558_3456316926"/></text:h>
      <text:p text:style-name="Text_20_body"/>
      <table:table table:name="Tabella9" table:style-name="Tabella9">
        <table:table-column table:style-name="Tabella9.A" table:number-columns-repeated="3"/>
        <table:table-row table:style-name="TableLine94840428468112">
          <table:table-cell table:style-name="Tabella9.A1" office:value-type="string">
            <text:p text:style-name="P17">idPlace</text:p>
          </table:table-cell>
          <table:table-cell table:style-name="Tabella9.A1" office:value-type="string">
            <text:p text:style-name="P17">int(11)</text:p>
          </table:table-cell>
          <table:table-cell table:style-name="Tabella9.C1" office:value-type="string">
            <text:p text:style-name="Table_20_Contents"/>
          </table:table-cell>
        </table:table-row>
        <table:table-row table:style-name="TableLine94840428468112">
          <table:table-cell table:style-name="Tabella9.A2" office:value-type="string">
            <text:p text:style-name="P17">idTag</text:p>
          </table:table-cell>
          <table:table-cell table:style-name="Tabella9.A2" office:value-type="string">
            <text:p text:style-name="P17">int(11)</text:p>
          </table:table-cell>
          <table:table-cell table:style-name="Tabella9.C2" office:value-type="string">
            <text:p text:style-name="Table_20_Contents"/>
          </table:table-cell>
        </table:table-row>
        <table:table-row table:style-name="TableLine94840428468112">
          <table:table-cell table:style-name="Tabella9.A2" office:value-type="string">
            <text:p text:style-name="P17">main</text:p>
          </table:table-cell>
          <table:table-cell table:style-name="Tabella9.A2" office:value-type="string">
            <text:p text:style-name="P20">tinyint(1)</text:p>
          </table:table-cell>
          <table:table-cell table:style-name="Tabella9.C2" office:value-type="string">
            <text:p text:style-name="P20">Se 1, questo è il tag principale del relativo luogo</text:p>
          </table:table-cell>
        </table:table-row>
      </table:table>
      <text:h text:style-name="Heading_20_2" text:outline-level="2"><text:bookmark-start text:name="__RefHeading___Toc560_3456316926"/>Tabella tags<text:bookmark-end text:name="__RefHeading___Toc560_3456316926"/></text:h>
      <text:p text:style-name="Text_20_body"/>
      <table:table table:name="Tabella10" table:style-name="Tabella10">
        <table:table-column table:style-name="Tabella10.A" table:number-columns-repeated="3"/>
        <table:table-row table:style-name="TableLine94840428210304">
          <table:table-cell table:style-name="Tabella10.A1" office:value-type="string">
            <text:p text:style-name="P17">name</text:p>
          </table:table-cell>
          <table:table-cell table:style-name="Tabella10.A1" office:value-type="string">
            <text:p text:style-name="P17">varchar(16)</text:p>
          </table:table-cell>
          <table:table-cell table:style-name="Tabella10.C1" office:value-type="string">
            <text:p text:style-name="Table_20_Contents"/>
          </table:table-cell>
        </table:table-row>
        <table:table-row table:style-name="TableLine94840428210304">
          <table:table-cell table:style-name="Tabella10.A2" office:value-type="string">
            <text:p text:style-name="P17">color</text:p>
          </table:table-cell>
          <table:table-cell table:style-name="Tabella10.A2" office:value-type="string">
            <text:p text:style-name="P17">varchar(16)</text:p>
          </table:table-cell>
          <table:table-cell table:style-name="Tabella10.C2" office:value-type="string">
            <text:p text:style-name="Table_20_Contents"/>
          </table:table-cell>
        </table:table-row>
        <table:table-row table:style-name="TableLine94840428210304">
          <table:table-cell table:style-name="Tabella10.A2" office:value-type="string">
            <text:p text:style-name="P17">textColor</text:p>
          </table:table-cell>
          <table:table-cell table:style-name="Tabella10.A2" office:value-type="string">
            <text:p text:style-name="P17">varchar(16)</text:p>
          </table:table-cell>
          <table:table-cell table:style-name="Tabella10.C2" office:value-type="string">
            <text:p text:style-name="Table_20_Contents"/>
          </table:table-cell>
        </table:table-row>
      </table:table>
      <text:h text:style-name="Heading_20_2" text:outline-level="2"><text:bookmark-start text:name="__RefHeading___Toc562_3456316926"/>Tabella users<text:bookmark-end text:name="__RefHeading___Toc562_3456316926"/></text:h>
      <text:p text:style-name="Text_20_body"/>
      <table:table table:name="Tabella11" table:style-name="Tabella11">
        <table:table-column table:style-name="Tabella11.A" table:number-columns-repeated="3"/>
        <table:table-row table:style-name="TableLine94840419850288">
          <table:table-cell table:style-name="Tabella11.A1" office:value-type="string">
            <text:p text:style-name="P17">email</text:p>
          </table:table-cell>
          <table:table-cell table:style-name="Tabella11.A1" office:value-type="string">
            <text:p text:style-name="P17">varchar(255)</text:p>
          </table:table-cell>
          <table:table-cell table:style-name="Tabella11.C1" office:value-type="string">
            <text:p text:style-name="Table_20_Contents"/>
          </table:table-cell>
        </table:table-row>
        <table:table-row table:style-name="TableLine94840419850288">
          <table:table-cell table:style-name="Tabella11.A2" office:value-type="string">
            <text:p text:style-name="P17">password</text:p>
          </table:table-cell>
          <table:table-cell table:style-name="Tabella11.A2" office:value-type="string">
            <text:p text:style-name="P17">varchar(64)</text:p>
          </table:table-cell>
          <table:table-cell table:style-name="Tabella11.C2" office:value-type="string">
            <text:p text:style-name="P17">sha1 encrypted</text:p>
          </table:table-cell>
        </table:table-row>
        <table:table-row table:style-name="TableLine94840419850288">
          <table:table-cell table:style-name="Tabella11.A2" office:value-type="string">
            <text:p text:style-name="P17">name</text:p>
          </table:table-cell>
          <table:table-cell table:style-name="Tabella11.A2" office:value-type="string">
            <text:p text:style-name="P17">varchar(32)</text:p>
          </table:table-cell>
          <table:table-cell table:style-name="Tabella11.C2" office:value-type="string">
            <text:p text:style-name="Table_20_Contents"/>
          </table:table-cell>
        </table:table-row>
        <table:table-row table:style-name="TableLine94840419850288">
          <table:table-cell table:style-name="Tabella11.A2" office:value-type="string">
            <text:p text:style-name="P17">sex</text:p>
          </table:table-cell>
          <table:table-cell table:style-name="Tabella11.A2" office:value-type="string">
            <text:p text:style-name="P17">varchar(1)</text:p>
          </table:table-cell>
          <table:table-cell table:style-name="Tabella11.C2" office:value-type="string">
            <text:p text:style-name="Table_20_Contents"/>
          </table:table-cell>
        </table:table-row>
        <table:table-row table:style-name="TableLine94840419850288">
          <table:table-cell table:style-name="Tabella11.A2" office:value-type="string">
            <text:p text:style-name="P17">admin</text:p>
          </table:table-cell>
          <table:table-cell table:style-name="Tabella11.A2" office:value-type="string">
            <text:p text:style-name="P17">tinyint(1)</text:p>
          </table:table-cell>
          <table:table-cell table:style-name="Tabella11.C2" office:value-type="string">
            <text:p text:style-name="P17">Se 1, l’utente è amministratore</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2:09:15.053883385</meta:creation-date>
    <meta:editing-cycles>13</meta:editing-cycles>
    <meta:editing-duration>PT5H25M57S</meta:editing-duration>
    <dc:subject>Documentazione progetto sito apuane</dc:subject>
    <dc:title>Documentazione</dc:title>
    <dc:date>2021-06-03T14:58:30.022431765</dc:date>
    <meta:generator>LibreOffice/7.1.3.2$Linux_X86_64 LibreOffice_project/10$Build-2</meta:generator>
    <meta:document-statistic meta:table-count="11" meta:image-count="0" meta:object-count="0" meta:page-count="6" meta:paragraph-count="231" meta:word-count="878" meta:character-count="5932" meta:non-whitespace-character-count="5201"/>
  </office:meta>
</office:document-meta>
</file>